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d7e" officeooo:paragraph-rsid="000e1d7e"/>
    </style:style>
    <style:style style:name="P2" style:family="paragraph" style:parent-style-name="Standard">
      <style:text-properties fo:font-size="18pt" officeooo:rsid="000e1d7e" officeooo:paragraph-rsid="000e1d7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 Casa</text:p>
      <text:p text:style-name="P1"/>
      <text:p text:style-name="P1">Intro: E <text:s/>A</text:p>
      <text:p text:style-name="P1"/>
      <text:p text:style-name="P1"><text:s text:c="2"/>E <text:s text:c="6"/>B/D# <text:s text:c="4"/>A</text:p>
      <text:p text:style-name="P1">Tua casa Senhor é o melhor lugar</text:p>
      <text:p text:style-name="P1"><text:s text:c="19"/>B</text:p>
      <text:p text:style-name="P1">Que eu possa desejar</text:p>
      <text:p text:style-name="P1"><text:s text:c="8"/>E <text:s text:c="8"/>B/D# <text:s text:c="9"/>A</text:p>
      <text:p text:style-name="P1">Minhas forças emprego e o meu coração</text:p>
      <text:p text:style-name="P1"><text:s text:c="5"/>A <text:s text:c="10"/>E/G#</text:p>
      <text:p text:style-name="P1">A viver perto de Ti</text:p>
      <text:p text:style-name="P1"/>
      <text:p text:style-name="P1"><text:s text:c="8"/>A</text:p>
      <text:p text:style-name="P1">A cada passo que dou</text:p>
      <text:p text:style-name="P1"><text:s text:c="9"/>C#m <text:s text:c="4"/>B</text:p>
      <text:p text:style-name="P1">Sou tua casa na terra</text:p>
      <text:p text:style-name="P1"><text:s text:c="7"/>A <text:s text:c="11"/>B <text:s text:c="20"/>C#m B/D#</text:p>
      <text:p text:style-name="P1">Expressão do teu poder aos que esperam em ti</text:p>
      <text:p text:style-name="P1"/>
      <text:p text:style-name="P1">(refrão)</text:p>
      <text:p text:style-name="P1"><text:s text:c="3"/>E/G# <text:s/>A <text:s text:c="10"/>B</text:p>
      <text:p text:style-name="P1">A casa do Deus altíssimo eu sou</text:p>
      <text:p text:style-name="P1"><text:s text:c="10"/>E/G# <text:s text:c="11"/>A</text:p>
      <text:p text:style-name="P1">Em mim repousam seus planos</text:p>
      <text:p text:style-name="P1"><text:s text:c="7"/>B <text:s text:c="21"/>E/G# <text:s text:c="2"/>A</text:p>
      <text:p text:style-name="P1">A esperança da glória, amo a casa</text:p>
      <text:p text:style-name="P1"><text:s text:c="8"/>B <text:s text:c="2"/>Ab/C <text:s/>C#m</text:p>
      <text:p text:style-name="P1">Onde habita o rei</text:p>
      <text:p text:style-name="P1"><text:s text:c="5"/>F#m <text:s text:c="5"/>E/G# <text:s text:c="9"/>A <text:s text:c="3"/>B <text:s text:c="14"/>E <text:s text:c="2"/>(Na 1º voltar à intro)</text:p>
      <text:p text:style-name="P1">Soberano na terra que me resgatou para o seu reino</text:p>
      <text:p text:style-name="P1"/>
      <text:p text:style-name="P1"/>
      <text:p text:style-name="P1"><text:s text:c="5"/>C#m <text:s text:c="19"/>E</text:p>
      <text:p text:style-name="P1">Pra sempre te exaltarei Senhor</text:p>
      <text:p text:style-name="P1"><text:s text:c="5"/>F#m <text:s text:c="19"/>A</text:p>
      <text:p text:style-name="P1">Pra sempre honrarei o teu amor</text:p>
      <text:p text:style-name="P1"><text:s text:c="7"/>C#m <text:s text:c="23"/>E</text:p>
      <text:p text:style-name="P1">Minha vida entrego para o teu querer</text:p>
      <text:p text:style-name="P1"><text:s text:c="5"/>F#m <text:s text:c="17"/>A</text:p>
      <text:p text:style-name="P1">Pra sempre engradecerei a ti</text:p>
      <text:p text:style-name="P1">(refrã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19:33.935686095</meta:creation-date>
    <dc:date>2016-06-25T16:20:57.062549422</dc:date>
    <meta:editing-duration>PT1M26S</meta:editing-duration>
    <meta:editing-cycles>1</meta:editing-cycles>
    <meta:document-statistic meta:table-count="0" meta:image-count="0" meta:object-count="0" meta:page-count="1" meta:paragraph-count="36" meta:word-count="150" meta:character-count="982" meta:non-whitespace-character-count="523"/>
    <meta:generator>LibreOffice/5.1.3.2$Linux_x86 LibreOffice_project/10m0$Build-2</meta:generator>
  </office:meta>
</office:document-meta>
</file>